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Quotations" style:list-style-name="L1">
      <style:paragraph-properties fo:text-align="start" style:justify-single-word="false"/>
      <style:text-properties fo:font-size="18pt" fo:font-weight="normal" officeooo:rsid="002cc967" officeooo:paragraph-rsid="02138ae9" style:font-size-asian="18pt" style:font-weight-asian="normal" style:font-size-complex="18pt" style:font-weight-complex="normal"/>
    </style:style>
    <style:style style:name="P4" style:family="paragraph" style:parent-style-name="Quotations">
      <style:paragraph-properties fo:margin-top="0cm" fo:margin-bottom="0.499cm" loext:contextual-spacing="false" fo:text-align="start" style:justify-single-word="false"/>
      <style:text-properties fo:font-size="18pt" style:font-size-asian="18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fo:font-weight="bold" officeooo:rsid="023c88ee" officeooo:paragraph-rsid="02138ae9" style:font-size-asian="18pt" style:font-weight-asian="bold" style:font-size-complex="18pt" style:font-weight-complex="bold"/>
    </style:style>
    <style:style style:name="P7" style:family="paragraph" style:parent-style-name="Text_20_body" style:list-style-name="L4"/>
    <style:style style:name="P8" style:family="paragraph" style:parent-style-name="Text_20_body">
      <style:text-properties fo:font-size="24pt" style:text-underline-style="solid" style:text-underline-width="auto" style:text-underline-color="font-color" fo:font-weight="bold" officeooo:rsid="0245187f" officeooo:paragraph-rsid="0245187f" style:font-size-asian="21pt" style:font-weight-asian="bold" style:font-size-complex="24pt" style:font-weight-complex="bold"/>
    </style:style>
    <style:style style:name="P9" style:family="paragraph" style:parent-style-name="Text_20_body">
      <style:text-properties fo:font-size="18pt" style:text-underline-style="none" fo:font-weight="normal" officeooo:rsid="0245187f" officeooo:paragraph-rsid="0245187f" style:font-size-asian="15.75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246702f" officeooo:paragraph-rsid="0246702f" style:font-size-asian="15.75pt" style:font-weight-asian="normal" style:font-size-complex="18pt" style:font-weight-complex="normal"/>
    </style:style>
    <style:style style:name="P11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officeooo:rsid="0211a450"/>
    </style:style>
    <style:style style:name="T2" style:family="text">
      <style:text-properties fo:font-size="18pt" officeooo:rsid="01fd9f55" style:font-size-asian="18pt" style:font-size-complex="18pt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1ff5b0b"/>
    </style:style>
    <style:style style:name="T5" style:family="text">
      <style:text-properties officeooo:rsid="023e7d9d"/>
    </style:style>
    <style:style style:name="T6" style:family="text">
      <style:text-properties fo:font-size="24pt" style:text-underline-style="none" fo:font-weight="bold" officeooo:rsid="01ff5b0b" style:font-size-asian="21pt" style:font-weight-asian="bold" style:font-size-complex="2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5">2</text:span> <text:span text:style-name="T1">AWS</text:span></text:p>
      <text:p text:style-name="P2"/>
      <text:list xml:id="list5026484042777627231" text:style-name="L1">
        <text:list-item>
          <text:p text:style-name="P5"><text:span text:style-name="T3">Assignment </text:span><text:span text:style-name="T4">1</text:span></text:p>
          <text:p text:style-name="P3"><text:span text:style-name="T6"/></text:p>
          <text:p text:style-name="P3"><text:span text:style-name="T4">- Create a vpc not by wizard this time but manually, having 2 public subnets and 2 private subnets and 2 protected subnets.</text:span></text:p>
          <text:p text:style-name="P3"><text:span text:style-name="T4"/></text:p>
        </text:list-item>
      </text:list>
      <text:p text:style-name="P4">- setup should be highly available</text:p>
      <text:p text:style-name="P4">- Create 1 IGW and 2 NGW in each availability zone and make the appropriate routes in route tables</text:p>
      <text:p text:style-name="P4">- Main route will remain intact, instead make 4 route tables</text:p>
      <text:list xml:id="list2375531173638570743" text:style-name="L4">
        <text:list-item>
          <text:p text:style-name="P11">public_route_table </text:p>
        </text:list-item>
        <text:list-item>
          <text:p text:style-name="P11">private_route_table_1 </text:p>
        </text:list-item>
        <text:list-item>
          <text:p text:style-name="P11">private_route_table_2 </text:p>
        </text:list-item>
        <text:list-item>
          <text:p text:style-name="P7">protected_route_table </text:p>
        </text:list-item>
      </text:list>
      <text:p text:style-name="Text_20_body"/>
      <text:p text:style-name="P8">SOLUTIONS</text:p>
      <text:p text:style-name="P9">1. Created a VPC manually by :-</text:p>
      <text:p text:style-name="P9">- Click on VPC</text:p>
      <text:p text:style-name="P9">- Click on My VPC</text:p>
      <text:p text:style-name="P9">- Click on Create New VPC</text:p>
      <text:p text:style-name="P9">![VPC Second]()</text:p>
      <text:p text:style-name="P9"/>
      <text:p text:style-name="P9"/>
      <text:p text:style-name="P9"><text:soft-page-break/></text:p>
      <text:p text:style-name="P9">2. Created 6 Subnets by :-</text:p>
      <text:p text:style-name="P9">- Click on VPC</text:p>
      <text:p text:style-name="P9">- Click on Subnets below My VPC</text:p>
      <text:p text:style-name="P9">- Created 2 Public Subnets, 2 Private Subnets and 2 Protected Subnets.</text:p>
      <text:p text:style-name="P9">![Subnets]()</text:p>
      <text:p text:style-name="P9"/>
      <text:p text:style-name="P9">3. Created 6 Route Table by :-</text:p>
      <text:p text:style-name="P9">- Click on VPC</text:p>
      <text:p text:style-name="P9">- Click on Route Tables below Subnets</text:p>
      <text:p text:style-name="P9">- Created Route tables and assigned to each Subnet</text:p>
      <text:p text:style-name="P9"/>
      <text:p text:style-name="P9">![Route Tables]()</text:p>
      <text:p text:style-name="P9"/>
      <text:p text:style-name="P10">4. Created a Internet Gateway :-</text:p>
      <text:p text:style-name="P10">- Click on VPC</text:p>
      <text:p text:style-name="P10">- Click on Internet Gateways below Route Tables</text:p>
      <text:p text:style-name="P10">- Created a Internet Gateway and assigned it to newly created VPC.</text:p>
      <text:p text:style-name="P10"/>
      <text:p text:style-name="P10">![Internet Gateway]()</text:p>
      <text:list xml:id="list233753625745183" text:continue-list="list5026484042777627231" text:style-name="L1">
        <text:list-header>
          <text:p text:style-name="P5"><text:span text:style-name="T4"/></text:p>
          <text:p text:style-name="P6"><text:soft-page-break/><text:span text:style-name="T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26T23:37:52.473687132</dc:date>
    <meta:editing-duration>P1DT7H54M12S</meta:editing-duration>
    <meta:editing-cycles>298</meta:editing-cycles>
    <meta:generator>LibreOffice/5.1.6.2$Linux_X86_64 LibreOffice_project/10m0$Build-2</meta:generator>
    <meta:document-statistic meta:table-count="0" meta:image-count="0" meta:object-count="0" meta:page-count="3" meta:paragraph-count="35" meta:word-count="194" meta:character-count="1023" meta:non-whitespace-character-count="866"/>
  </office:meta>
</office:document-meta>
</file>